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f8d8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0f8d8a" officeooo:paragraph-rsid="000f8d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EX:2</text:p>
      <text:p text:style-name="P1">import pandas as pd</text:p>
      <text:p text:style-name="P1">from sklearn.linear_model import LinearRegression</text:p>
      <text:p text:style-name="P1">from sklearn.model_selection import train_test_split</text:p>
      <text:p text:style-name="P1">from sklearn.preprocessing import OneHotEncoder</text:p>
      <text:p text:style-name="P1">from sklearn.compose import ColumnTransformer</text:p>
      <text:p text:style-name="P1">import seaborn as sns</text:p>
      <text:p text:style-name="P1">import matplotlib.pyplot as plt</text:p>
      <text:p text:style-name="P1">df = pd.read_csv("E:\\Multiple.csv")</text:p>
      <text:p text:style-name="P1">x = df[['Bedrooms', 'Size', 'Age', 'ZipCode']]</text:p>
      <text:p text:style-name="P2">y = df['SellingPrice']</text:p>
      <text:p text:style-name="P2">(Zip Code)</text:p>
      <text:p text:style-name="P1">ct = ColumnTransformer(transformers=[('encoder', OneHotEncoder(), ['ZipCode'])], remainder='passthrough')</text:p>
      <text:p text:style-name="P1">xen = ct.fit_transform(x)</text:p>
      <text:p text:style-name="P1"/>
      <text:p text:style-name="P1">xtr, xte, ytr, yte = train_test_split(xen, y, test_size=0.2, random_state=42)</text:p>
      <text:p text:style-name="P1"/>
      <text:p text:style-name="P1">model = LinearRegression()</text:p>
      <text:p text:style-name="P1">model.fit(xtr, ytr)</text:p>
      <text:p text:style-name="P1"/>
      <text:p text:style-name="P1">ypr = model.predict(xte)</text:p>
      <text:p text:style-name="P1">ypr</text:p>
      <text:p text:style-name="P1"/>
      <text:p text:style-name="P1">coefficients = model.coef_</text:p>
      <text:p text:style-name="P1">intercept = model.intercept_</text:p>
      <text:p text:style-name="P1">print("Coefficients:", coefficients)</text:p>
      <text:p text:style-name="P1">print("Intercept:", intercept)</text:p>
      <text:p text:style-name="P1"><text:soft-page-break/></text:p>
      <text:p text:style-name="P1">plt.figure(figsize=(8,6))</text:p>
      <text:p text:style-name="P1">sns.scatterplot(x=yte, y=ypr, color='blue', s=100)</text:p>
      <text:p text:style-name="P1">plt.plot([min(yte), max(yte)], [min(yte), max(yte)], 'r--')</text:p>
      <text:p text:style-name="P1">plt.xlabel("Actual Selling Price")</text:p>
      <text:p text:style-name="P1">plt.ylabel("Predicted Selling Price")</text:p>
      <text:p text:style-name="P1">plt.title("Actual vs Predicted House Prices")</text:p>
      <text:p text:style-name="P1">plt.grid(True)</text:p>
      <text:p text:style-name="P1">plt.tight_layout( )</text:p>
      <text:p text:style-name="P1">plt.show( )</text:p>
      <text:p text:style-name="P1">sns.heatmap(x.corr(), annot=True, cmap="coolwarm")</text:p>
      <text:p text:style-name="P1">plt.title("Feature Correlation Heatmap")</text:p>
      <text:p text:style-name="P1">plt.show(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5:51:39.497734022</meta:creation-date>
    <dc:date>2025-08-01T15:58:00.597408538</dc:date>
    <meta:editing-duration>PT6M22S</meta:editing-duration>
    <meta:editing-cycles>1</meta:editing-cycles>
    <meta:document-statistic meta:table-count="0" meta:image-count="0" meta:object-count="0" meta:page-count="2" meta:paragraph-count="35" meta:word-count="114" meta:character-count="1175" meta:non-whitespace-character-count="1097"/>
    <meta:generator>LibreOffice/7.3.7.2$Linux_X86_64 LibreOffice_project/30$Build-2</meta:generator>
  </office:meta>
</office:document-meta>
</file>